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1.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0.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cm" fo:min-width="0.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cm" fo:min-width="2.3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cm" fo:min-width="2.2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1.3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6cm" fo:min-width="3.02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914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876cm" fo:min-width="3.9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88cm" fo:min-width="1.19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34cm" fo:min-width="3.58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72cm" fo:min-width="1.3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2.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5cm" fo:min-width="2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2.2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3.25cm" fo:min-width="2.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7cm" fo:min-width="0.4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952cm" fo:min-width="1.0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2.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2.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15cm" fo:min-width="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882cm" fo:min-width="0.774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85cm" fo:min-width="3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236cm" fo:min-width="0.98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45cm" fo:min-width="2.4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4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.5pt" style:text-underline-style="solid" style:text-underline-width="auto" style:text-underline-color="font-color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3cm" svg:height="1.9cm" svg:x="4.9cm" svg:y="17.9cm">
          <text:p text:style-name="P1"><text:span text:style-name="T1">webpa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2cm" svg:x="2.6cm" svg:y="22.7cm">
          <text:p text:style-name="P2"><text:span text:style-name="T2">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4cm" svg:height="2.2cm" svg:x="4.8cm" svg:y="20.5cm">
          <text:p text:style-name="P3"><text:span text:style-name="T3">App.j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9cm" svg:height="2.1cm" svg:x="6.9cm" svg:y="22.8cm">
          <text:p text:style-name="P4"><text:span text:style-name="T4">Styles.</text:span><text:span text:style-name="T4">c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4cm" svg:height="1.2cm" svg:x="3.9cm" svg:y="15.9cm">
          <text:p text:style-name="P4"><text:span text:style-name="T4">webpa</text:span><text:span text:style-name="T4">ck-</text:span><text:span text:style-name="T4">dev-</text:span><text:span text:style-name="T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4cm" svg:height="1cm" svg:x="1.4cm" svg:y="25.4cm">
          <text:p text:style-name="P1"><text:span text:style-name="T1">formulario-da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4cm" svg:y1="22.7cm" svg:x2="4.9cm" svg:y2="21.7cm">
          <text:p/>
        </draw:line>
        <draw:line draw:style-name="gr7" draw:text-style-name="P5" draw:layer="layout" svg:x1="4cm" svg:y1="25.4cm" svg:x2="4cm" svg:y2="24.6cm">
          <text:p/>
        </draw:line>
        <draw:line draw:style-name="gr7" draw:text-style-name="P5" draw:layer="layout" svg:x1="8.4cm" svg:y1="22.8cm" svg:x2="6.8cm" svg:y2="21.8cm">
          <text:p/>
        </draw:line>
        <draw:line draw:style-name="gr7" draw:text-style-name="P5" draw:layer="layout" svg:x1="6cm" svg:y1="20.5cm" svg:x2="6cm" svg:y2="19.8cm">
          <text:p/>
        </draw:line>
        <draw:line draw:style-name="gr7" draw:text-style-name="P5" draw:layer="layout" svg:x1="6cm" svg:y1="18cm" svg:x2="6cm" svg:y2="17.1cm">
          <text:p/>
        </draw:line>
        <draw:custom-shape draw:style-name="gr8" draw:text-style-name="P1" draw:layer="layout" svg:width="5.5cm" svg:height="2.3cm" svg:x="9.3cm" svg:y="19.1cm">
          <text:p text:style-name="P1"><text:span text:style-name="T1">-Formulario data</text:span></text:p>
          <text:p text:style-name="P1"><text:span text:style-name="T1">-bookService - instanci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cm" svg:height="2.5cm" svg:x="9.7cm" svg:y="15.7cm">
          <text:p text:style-name="P1"><text:span text:style-name="T1">BookService.j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6.7cm" svg:y1="21.1cm" svg:x2="9.3cm" svg:y2="20.1cm">
          <text:p/>
        </draw:line>
        <draw:line draw:style-name="gr7" draw:text-style-name="P5" draw:layer="layout" svg:x1="11.5cm" svg:y1="18.3cm" svg:x2="11.5cm" svg:y2="19.1cm">
          <text:p/>
        </draw:line>
        <draw:custom-shape draw:style-name="gr10" draw:text-style-name="P6" draw:layer="layout" svg:width="5.6cm" svg:height="2.4cm" svg:x="8.7cm" svg:y="12.5cm">
          <text:p text:style-name="P6"><text:span text:style-name="T5">Clase BookService</text:span></text:p>
          <text:p text:style-name="P6"><text:span text:style-name="T5">-constructor</text:span></text:p>
          <text:p text:style-name="P6"><text:span text:style-name="T5">-getBooks</text:span></text:p>
          <text:p text:style-name="P6"><text:span text:style-name="T5">.postBook</text:span></text:p>
          <text:p text:style-name="P6"><text:span text:style-name="T5">-deleteBook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5" draw:layer="layout" svg:x1="11.6cm" svg:y1="14.9cm" svg:x2="11.6cm" svg:y2="15.7cm">
          <text:p/>
        </draw:line>
        <draw:custom-shape draw:style-name="gr11" draw:text-style-name="P7" draw:layer="layout" svg:width="2cm" svg:height="1cm" svg:x="10.6cm" svg:y="10.5cm">
          <text:p text:style-name="P7">fe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1.6cm" svg:y1="12.5cm" svg:x2="11.6cm" svg:y2="11.6cm">
          <text:p/>
        </draw:line>
        <draw:custom-shape draw:style-name="gr13" draw:text-style-name="P7" draw:layer="layout" svg:width="4.8cm" svg:height="1.5cm" svg:x="9.3cm" svg:y="8.2cm">
          <text:p text:style-name="P7"><text:span text:style-name="T1">API Rest – books</text:span></text:p>
          <text:p text:style-name="P7"><text:span text:style-name="T6">localhost:3000/api/book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5" draw:layer="layout" svg:x1="11.5cm" svg:y1="10.6cm" svg:x2="11.6cm" svg:y2="9.8cm">
          <text:p/>
        </draw:line>
        <draw:custom-shape draw:style-name="gr14" draw:text-style-name="P8" draw:layer="layout" svg:width="2.4cm" svg:height="0.9cm" svg:x="16.3cm" svg:y="1cm">
          <text:p text:style-name="P8"><text:span text:style-name="T7">node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6cm" svg:height="0.8cm" svg:x="11.3cm" svg:y="2.3cm">
          <text:p text:style-name="P7">Index.js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2cm" svg:height="1.2cm" svg:x="6cm" svg:y="1.3cm">
          <text:p text:style-name="P9"><text:span text:style-name="T8">Configuración de la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10.2cm" svg:y1="1.9cm" svg:x2="11.3cm" svg:y2="2.6cm">
          <text:p/>
        </draw:line>
        <draw:custom-shape draw:style-name="gr17" draw:text-style-name="P9" draw:layer="layout" svg:width="1.9cm" svg:height="0.8cm" svg:x="8.3cm" svg:y="2.8cm">
          <text:p text:style-name="P9"><text:span text:style-name="T8">Db 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10.3cm" svg:y1="3.3cm" svg:x2="11.4cm" svg:y2="2.7cm">
          <text:p/>
        </draw:line>
        <draw:custom-shape draw:style-name="gr18" draw:text-style-name="P7" draw:layer="layout" svg:width="2.9cm" svg:height="0.9cm" svg:x="14.3cm" svg:y="2.3cm">
          <text:p text:style-name="P7">public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9cm" svg:height="0.9cm" svg:x="17.5cm" svg:y="2.3cm">
          <text:p text:style-name="P7">route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3cm" svg:y1="1.4cm" svg:x2="12.4cm" svg:y2="2.3cm">
          <text:p/>
        </draw:line>
        <draw:line draw:style-name="gr7" draw:text-style-name="P5" draw:layer="layout" svg:x1="18.7cm" svg:y1="1.6cm" svg:x2="19.3cm" svg:y2="2.4cm">
          <text:p/>
        </draw:line>
        <draw:line draw:style-name="gr7" draw:text-style-name="P5" draw:layer="layout" svg:x1="17.1cm" svg:y1="1.8cm" svg:x2="16cm" svg:y2="2.2cm">
          <text:p/>
        </draw:line>
        <draw:custom-shape draw:style-name="gr19" draw:text-style-name="P9" draw:layer="layout" svg:width="2.8cm" svg:height="1.9cm" svg:x="17.6cm" svg:y="3.8cm">
          <text:p text:style-name="P9"><text:span text:style-name="T8">-/api/books</text:span></text:p>
          <text:p text:style-name="P9"><text:span text:style-name="T8">-/(all books) <text:s/>get</text:span></text:p>
          <text:p text:style-name="P10"><text:span text:style-name="T8">-/ <text:s/>post</text:span></text:p>
          <text:p text:style-name="P9"><text:span text:style-name="T8">-/:id(delete)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8.9cm" svg:y1="3.3cm" svg:x2="18.9cm" svg:y2="3.8cm">
          <text:p/>
        </draw:line>
        <draw:custom-shape draw:style-name="gr20" draw:text-style-name="P9" draw:layer="layout" svg:width="2.7cm" svg:height="2.5cm" svg:x="14.4cm" svg:y="3.8cm">
          <text:p text:style-name="P9"><text:span text:style-name="T8">-css</text:span></text:p>
          <text:p text:style-name="P9"><text:span text:style-name="T8">-js</text:span></text:p>
          <text:p text:style-name="P9"><text:span text:style-name="T8">-html</text:span></text:p>
          <text:p text:style-name="P9"><text:span text:style-name="T8">- carpeta </text:span><text:span text:style-name="T9">uploads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.8cm" svg:y1="18.7cm" svg:x2="4.9cm" svg:y2="18.7cm">
          <text:p/>
        </draw:line>
        <draw:custom-shape draw:style-name="gr21" draw:text-style-name="P11" draw:layer="layout" svg:width="3.1cm" svg:height="3.5cm" svg:x="1.1cm" svg:y="11.1cm">
          <text:p text:style-name="P11"><text:span text:style-name="T8">Datos del front </text:span></text:p>
          <text:p text:style-name="P11"><text:span text:style-name="T8">procesados al back</text:span></text:p>
          <text:p text:style-name="P11"><text:span text:style-name="T8"><text:s/></text:span><text:span text:style-name="T8">por webpack</text:span></text:p>
          <text:p text:style-name="P11"><text:span text:style-name="T8">bundle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cm" svg:y1="11.1cm" svg:x2="14.4cm" svg:y2="5.3cm">
          <text:p/>
        </draw:line>
        <draw:line draw:style-name="gr7" draw:text-style-name="P5" draw:layer="layout" svg:x1="19cm" svg:y1="5.7cm" svg:x2="14cm" svg:y2="8.8cm">
          <text:p/>
        </draw:line>
        <draw:custom-shape draw:style-name="gr22" draw:text-style-name="P12" draw:layer="layout" svg:width="1.3cm" svg:height="1.3cm" svg:x="11.9cm" svg:y="4.1cm">
          <text:p text:style-name="P12"><text:span text:style-name="T10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6cm" svg:y1="3.2cm" svg:x2="12.6cm" svg:y2="4.1cm">
          <text:p/>
        </draw:line>
        <draw:custom-shape draw:style-name="gr23" draw:text-style-name="P7" draw:layer="layout" svg:width="2.2cm" svg:height="1.7cm" svg:x="17cm" svg:y="11.8cm">
          <text:p text:style-name="P7"/>
          <text:p text:style-name="P7">DB</text:p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cm" svg:y1="20.3cm" svg:x2="18cm" svg:y2="13.5cm">
          <text:p/>
        </draw:line>
        <draw:custom-shape draw:style-name="gr24" draw:text-style-name="P9" draw:layer="layout" svg:width="2.9cm" svg:height="1.2cm" svg:x="15.3cm" svg:y="15.7cm">
          <text:p text:style-name="P9"><text:span text:style-name="T8">App.js envia </text:span></text:p>
          <text:p text:style-name="P9"><text:span text:style-name="T8">los datos a la bd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2cm" svg:y1="9cm" svg:x2="17.8cm" svg:y2="11.8cm">
          <text:p/>
        </draw:line>
        <draw:custom-shape draw:style-name="gr25" draw:text-style-name="P9" draw:layer="layout" svg:width="3.1cm" svg:height="0.7cm" svg:x="15.1cm" svg:y="10.2cm">
          <text:p text:style-name="P9"><text:span text:style-name="T8">Consume los datos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3.4cm" svg:x="1.7cm" svg:y="1.3cm">
          <text:p text:style-name="P7"><text:span text:style-name="T6">-port</text:span></text:p>
          <text:p text:style-name="P7"><text:span text:style-name="T6">-morgan</text:span></text:p>
          <text:p text:style-name="P7"><text:span text:style-name="T6">-multer</text:span></text:p>
          <text:p text:style-name="P7"><text:span text:style-name="T6">-json</text:span></text:p>
          <text:p text:style-name="P7"><text:span text:style-name="T6">-cors</text:span></text:p>
          <text:p text:style-name="P7"><text:span text:style-name="T6">-routes file</text:span></text:p>
          <text:p text:style-name="P7"><text:span text:style-name="T6">-static files</text:span></text:p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4.1cm" svg:y1="3.2cm" svg:x2="6cm" svg:y2="2.1cm">
          <text:p/>
        </draw:line>
        <draw:line draw:style-name="gr12" draw:text-style-name="P5" draw:layer="layout" svg:x1="15.6cm" svg:y1="3.2cm" svg:x2="15.6cm" svg:y2="3.9cm">
          <text:p/>
        </draw:line>
        <draw:custom-shape draw:style-name="gr27" draw:text-style-name="P7" draw:layer="layout" svg:width="1.8cm" svg:height="1.6cm" svg:x="5.8cm" svg:y="3.9cm">
          <text:p text:style-name="P7">.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3.8cm" svg:height="1.1cm" svg:x="10.3cm" svg:y="22.1cm">
          <text:p text:style-name="P13"><text:span text:style-name="T1">Webpack.config.js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2cm" svg:height="1cm" svg:x="1.3cm" svg:y="5.6cm">
          <text:p text:style-name="P9"><text:span text:style-name="T8">Package.jso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cm" svg:y1="5.7cm" svg:x2="3cm" svg:y2="4.6cm">
          <text:p/>
        </draw:line>
        <draw:line draw:style-name="gr12" draw:text-style-name="P5" draw:layer="layout" svg:x1="7.1cm" svg:y1="21.7cm" svg:x2="10.2cm" svg:y2="22.7cm">
          <text:p/>
        </draw:line>
        <draw:line draw:style-name="gr12" draw:text-style-name="P5" draw:layer="layout" svg:x1="9.6cm" svg:y1="23.9cm" svg:x2="10.4cm" svg:y2="23cm">
          <text:p/>
        </draw:line>
        <draw:line draw:style-name="gr12" draw:text-style-name="P5" draw:layer="layout" svg:x1="8cm" svg:y1="2.6cm" svg:x2="6.9cm" svg:y2="3.9cm">
          <text:p/>
        </draw:line>
        <draw:line draw:style-name="gr12" draw:text-style-name="P5" draw:layer="layout" svg:x1="7.5cm" svg:y1="4.3cm" svg:x2="9.2cm" svg:y2="3.6cm">
          <text:p/>
        </draw:line>
        <draw:custom-shape draw:style-name="gr30" draw:text-style-name="P7" draw:layer="layout" svg:width="2.1cm" svg:height="2.1cm" svg:x="7cm" svg:y="5.9cm">
          <text:p text:style-name="P7"><text:span text:style-name="T4">index.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5cm" svg:y1="7.9cm" svg:x2="7.2cm" svg:y2="7.5cm">
          <text:p/>
        </draw:line>
        <draw:custom-shape draw:style-name="gr31" draw:text-style-name="P15" draw:layer="layout" svg:width="2.9cm" svg:height="1.7cm" svg:x="2cm" svg:y="7.2cm">
          <text:p text:style-name="P15"><text:span text:style-name="T11">Archivo principal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9cm" svg:y1="18.7cm" svg:x2="2.7cm" svg:y2="14.6cm">
          <text:p/>
        </draw:line>
        <draw:line draw:style-name="gr12" draw:text-style-name="P5" draw:layer="layout" svg:x1="8.8cm" svg:y1="8.2cm" svg:x2="8.5cm" svg:y2="7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svg:stroke-opacity="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8:45:39.059342692</meta:creation-date>
    <dc:date>2020-06-19T19:52:53.606889502</dc:date>
    <meta:editing-duration>PT4M3S</meta:editing-duration>
    <meta:editing-cycles>3</meta:editing-cycles>
    <meta:generator>LibreOffice/6.4.3.2$Linux_X86_64 LibreOffice_project/40$Build-2</meta:generator>
    <meta:document-statistic meta:object-count="62"/>
  </office:meta>
</office:document-meta>
</file>